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cc" draw:textarea-horizontal-align="center" draw:textarea-vertical-align="middle" draw:shadow="visible" draw:shadow-offset-x="0.102cm" draw:shadow-offset-y="0.1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4.1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4.58cm"/>
    </style:style>
    <style:style style:name="P1" style:family="paragraph">
      <style:paragraph-properties fo:text-align="center"/>
      <style:text-properties fo:font-family="'Trebuchet MS'" style:font-family-generic="swiss" style:font-pitch="variable" fo:font-size="12pt"/>
    </style:style>
    <style:style style:name="P2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12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9.525cm" svg:y1="11.303cm" svg:x2="10.287cm" svg:y2="9.271cm">
          <text:p/>
        </draw:line>
        <draw:line draw:style-name="gr1" draw:text-style-name="P1" draw:layer="layout" svg:x1="8.255cm" svg:y1="11.43cm" svg:x2="7.366cm" svg:y2="9.271cm">
          <text:p/>
        </draw:line>
        <draw:line draw:style-name="gr1" draw:text-style-name="P1" draw:layer="layout" svg:x1="9.017cm" svg:y1="14.224cm" svg:x2="9.017cm" svg:y2="15.621cm">
          <text:p/>
        </draw:line>
        <draw:frame draw:style-name="gr2" draw:text-style-name="P2" draw:layer="layout" svg:width="3.698cm" svg:height="1.309cm" svg:x="7.239cm" svg:y="15.494cm">
          <draw:text-box>
            <text:p text:style-name="P2">Server setup and</text:p>
            <text:p text:style-name="P2">maintenance</text:p>
          </draw:text-box>
        </draw:frame>
        <draw:rect draw:style-name="gr3" draw:text-style-name="P2" draw:layer="layout" svg:width="3.683cm" svg:height="1.27cm" svg:x="4.699cm" svg:y="8.001cm">
          <text:p text:style-name="P2">Computational</text:p>
          <text:p text:style-name="P2">scientists</text:p>
        </draw:rect>
        <draw:rect draw:style-name="gr3" draw:text-style-name="P2" draw:layer="layout" svg:width="4.318cm" svg:height="1.27cm" svg:x="9.271cm" svg:y="8.001cm">
          <text:p text:style-name="P2">Computer owners</text:p>
          <text:p text:style-name="P2">and administrators</text:p>
        </draw:rect>
        <draw:frame draw:style-name="gr4" draw:text-style-name="P3" draw:layer="layout" svg:width="4.651cm" svg:height="2.54cm" svg:x="4.318cm" svg:y="9.779cm">
          <draw:text-box>
            <text:p text:style-name="P3">Application</text:p>
            <text:p text:style-name="P3">identification</text:p>
            <text:p text:style-name="P3">and porting</text:p>
          </draw:text-box>
        </draw:frame>
        <draw:frame draw:style-name="gr5" draw:text-style-name="P2" draw:layer="layout" svg:width="5.461cm" svg:height="1.778cm" svg:x="10.033cm" svg:y="9.906cm">
          <draw:text-box>
            <text:p text:style-name="P2">Resource recruitment</text:p>
            <text:p text:style-name="P2">and client deployment</text:p>
          </draw:text-box>
        </draw:frame>
        <draw:circle draw:style-name="gr3" draw:text-style-name="P2" draw:layer="layout" svg:width="3.302cm" svg:height="3.302cm" svg:x="7.239cm" svg:y="10.795cm">
          <text:p text:style-name="P2">Campus virtual</text:p>
          <text:p text:style-name="P2">supercomping</text:p>
          <text:p text:style-name="P2">center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rebuchet MS'" style:font-style-name="Regular" style:font-family-generic="swiss" style:font-pitch="variable" fo:font-size="14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7.661cm" fo:margin-bottom="11.02cm" fo:margin-left="3.816cm" fo:margin-right="6.20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08-15T13:51:53</meta:creation-date>
    <dc:date>2006-08-15T14:43:24</dc:date>
    <dc:language>en-US</dc:language>
    <meta:editing-cycles>3</meta:editing-cycles>
    <meta:editing-duration>PT51M37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